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onnection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lockConnection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nection.parseBlockURI(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lockConnection.BlockConnection( String url , Logger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lockConnection.getIn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